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0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0.5cm"/>
      <style:paragraph-properties style:writing-mode="lr-tb"/>
    </style:style>
    <style:style style:name="gr3" style:family="graphic" style:parent-style-name="standard">
      <style:graphic-properties draw:marker-start="Rounded_20_short_20_Arrow" draw:marker-start-width="0.3cm" draw:marker-end="Rounded_20_short_20_Arrow" draw:marker-end-width="0.3cm" draw:textarea-vertical-align="middle"/>
    </style:style>
    <style:style style:name="gr4" style:family="graphic" style:parent-style-name="standard">
      <style:graphic-properties draw:marker-start="" draw:marker-start-width="0.3cm" draw:marker-end="Rounded_20_short_20_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8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6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49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6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77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.35cm" fo:min-width="0cm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0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3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76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  <style:text-properties fo:font-size="8pt" style:font-size-asian="8pt" style:font-size-complex="8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fo:text-align="start" style:writing-mode="lr-tb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cm" svg:height="3cm" svg:x="2cm" svg:y="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4cm" svg:y="14cm">
            <text:p text:style-name="P2"><text:span text:style-name="T1">USB</text:span></text:p>
            <text:p text:style-name="P2"><text:span text:style-name="T1">To</text:span></text:p>
            <text:p text:style-name="P2"><text:span text:style-name="T1">UAR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4cm" svg:y="16cm">
            <text:p text:style-name="P2"><text:span text:style-name="T1">Boost</text:span></text:p>
            <text:p text:style-name="P2"><text:span text:style-name="T1">DC/DC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cm" svg:height="3cm" svg:x="6cm" svg:y="1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3cm" svg:y1="14.5cm" svg:x2="4cm" svg:y2="14.5cm">
            <text:p/>
          </draw:line>
          <draw:line draw:style-name="gr4" draw:text-style-name="P3" draw:layer="layout" svg:x1="3cm" svg:y1="16.5cm" svg:x2="4cm" svg:y2="16.5cm">
            <text:p/>
          </draw:line>
          <draw:line draw:style-name="gr4" draw:text-style-name="P3" draw:layer="layout" svg:x1="5cm" svg:y1="16.5cm" svg:x2="6cm" svg:y2="16.5cm">
            <text:p/>
          </draw:line>
          <draw:line draw:style-name="gr3" draw:text-style-name="P3" draw:layer="layout" svg:x1="5cm" svg:y1="14.5cm" svg:x2="6cm" svg:y2="14.5cm">
            <text:p/>
          </draw:line>
          <draw:frame draw:style-name="gr5" draw:text-style-name="P4" draw:layer="layout" svg:width="1.086cm" svg:height="0.569cm" svg:x="2.8cm" svg:y="16.031cm">
            <draw:text-box>
              <text:p><text:span text:style-name="T1">3.3V</text:span></text:p>
            </draw:text-box>
          </draw:frame>
          <draw:frame draw:style-name="gr5" draw:text-style-name="P4" draw:layer="layout" svg:width="1.086cm" svg:height="0.569cm" svg:x="3cm" svg:y="13.931cm">
            <draw:text-box>
              <text:p><text:span text:style-name="T1">USB</text:span></text:p>
            </draw:text-box>
          </draw:frame>
          <draw:frame draw:style-name="gr6" draw:text-style-name="P6" draw:layer="layout" svg:width="1.268cm" svg:height="0.569cm" svg:x="4.9cm" svg:y="13.931cm">
            <draw:text-box>
              <text:p text:style-name="P5"><text:span text:style-name="T1">UART</text:span></text:p>
            </draw:text-box>
          </draw:frame>
          <draw:frame draw:style-name="gr7" draw:text-style-name="P4" draw:layer="layout" svg:width="0.849cm" svg:height="0.569cm" svg:x="4.9cm" svg:y="16.031cm">
            <draw:text-box>
              <text:p><text:span text:style-name="T1">5V</text:span></text:p>
            </draw:text-box>
          </draw:frame>
          <draw:line draw:style-name="gr8" draw:text-style-name="P7" draw:layer="layout" svg:x1="3cm" svg:y1="15.2cm" svg:x2="6cm" svg:y2="15.2cm">
            <text:p/>
          </draw:line>
          <draw:line draw:style-name="gr8" draw:text-style-name="P7" draw:layer="layout" svg:x1="3cm" svg:y1="15.7cm" svg:x2="6cm" svg:y2="15.7cm">
            <text:p/>
          </draw:line>
          <draw:frame draw:style-name="gr9" draw:text-style-name="P8" draw:layer="layout" svg:width="1.133cm" svg:height="0.887cm" svg:x="1.9cm" svg:y="15cm">
            <draw:text-box>
              <text:p text:style-name="P3"><text:span text:style-name="T1">Mini</text:span></text:p>
              <text:p text:style-name="P3"><text:span text:style-name="T1">PCIe</text:span></text:p>
            </draw:text-box>
          </draw:frame>
          <draw:frame draw:style-name="gr10" draw:text-style-name="P8" draw:layer="layout" svg:width="1.277cm" svg:height="0.887cm" svg:x="5.9cm" svg:y="15.013cm">
            <draw:text-box>
              <text:p text:style-name="P3"><text:span text:style-name="T1">Kinéis</text:span></text:p>
              <text:p text:style-name="P3"><text:span text:style-name="T1">KIM1</text:span></text:p>
            </draw:text-box>
          </draw:frame>
          <draw:custom-shape draw:style-name="gr11" draw:text-style-name="P3" draw:layer="layout" svg:width="0.4cm" svg:height="0.4cm" svg:x="8cm" svg:y="15.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4cm" svg:height="0.6cm" svg:x="8cm" svg:y="14.7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7" draw:layer="layout" svg:x1="7cm" svg:y1="15cm" svg:x2="8cm" svg:y2="15cm">
            <text:p/>
          </draw:line>
          <draw:frame draw:style-name="gr14" draw:text-style-name="P9" draw:layer="layout" svg:width="1.306cm" svg:height="0.489cm" svg:x="2.8cm" svg:y="14.811cm">
            <draw:text-box>
              <text:p text:style-name="P5"><text:span text:style-name="T2">ON/OFF</text:span></text:p>
            </draw:text-box>
          </draw:frame>
          <draw:frame draw:style-name="gr15" draw:text-style-name="P8" draw:layer="layout" svg:width="1.078cm" svg:height="0.569cm" svg:x="8.229cm" svg:y="15.7cm">
            <draw:text-box>
              <text:p text:style-name="P3"><text:span text:style-name="T1">µ.FL</text:span></text:p>
            </draw:text-box>
          </draw:frame>
          <draw:frame draw:style-name="gr16" draw:text-style-name="P8" draw:layer="layout" svg:width="1.332cm" svg:height="0.569cm" svg:x="8.222cm" svg:y="14.7cm">
            <draw:text-box>
              <text:p text:style-name="P3"><text:span text:style-name="T1">Debug</text:span></text:p>
            </draw:text-box>
          </draw:frame>
          <draw:line draw:style-name="gr13" draw:text-style-name="P7" draw:layer="layout" svg:x1="7cm" svg:y1="16cm" svg:x2="8cm" svg:y2="16cm">
            <text:p/>
          </draw:line>
          <draw:frame draw:style-name="gr17" draw:text-style-name="P9" draw:layer="layout" svg:width="1.476cm" svg:height="0.489cm" svg:x="2.824cm" svg:y="15.311cm">
            <draw:text-box>
              <text:p text:style-name="P5"><text:span text:style-name="T2">RESET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23T18:44:42.082000000</meta:creation-date>
    <dc:date>2020-07-24T14:27:31.931000000</dc:date>
    <meta:editing-duration>PT10M33S</meta:editing-duration>
    <meta:editing-cycles>3</meta:editing-cycles>
    <meta:generator>LibreOffice/6.4.5.2$Windows_X86_64 LibreOffice_project/a726b36747cf2001e06b58ad5db1aa3a9a1872d6</meta:generator>
    <meta:document-statistic meta:object-count="25"/>
  </office:meta>
</office:document-meta>
</file>